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cd191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officeooo:rsid="000a14f6"/>
    </style:style>
    <style:style style:name="T82" style:family="text">
      <style:text-properties officeooo:rsid="005714b7"/>
    </style:style>
    <style:style style:name="T83" style:family="text">
      <style:text-properties officeooo:rsid="00880dbe"/>
    </style:style>
    <style:style style:name="T84" style:family="text">
      <style:text-properties officeooo:rsid="007c6d62"/>
    </style:style>
    <style:style style:name="T85" style:family="text">
      <style:text-properties officeooo:rsid="01c4f176"/>
    </style:style>
    <style:style style:name="T86" style:family="text">
      <style:text-properties officeooo:rsid="03b4652d"/>
    </style:style>
    <style:style style:name="T87" style:family="text">
      <style:text-properties officeooo:rsid="04b50477"/>
    </style:style>
    <style:style style:name="T88" style:family="text">
      <style:text-properties officeooo:rsid="0473a949"/>
    </style:style>
    <style:style style:name="T89" style:family="text">
      <style:text-properties officeooo:rsid="0387836c"/>
    </style:style>
    <style:style style:name="T90" style:family="text">
      <style:text-properties officeooo:rsid="01dff054"/>
    </style:style>
    <style:style style:name="T91" style:family="text">
      <style:text-properties officeooo:rsid="023c6ef8"/>
    </style:style>
    <style:style style:name="T92" style:family="text">
      <style:text-properties officeooo:rsid="023d2c84"/>
    </style:style>
    <style:style style:name="T93" style:family="text">
      <style:text-properties officeooo:rsid="0273d3e5"/>
    </style:style>
    <style:style style:name="T94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85">Esser-</text:span>Skala, 201<text:span text:style-name="T85">9</text:span></text:p>
      <text:p text:style-name="P17"/>
      <text:p text:style-name="P17"/>
      <text:p text:style-name="P15">© 201<text:span text:style-name="T85">9</text:span> by Wolfgang <text:span text:style-name="T85">Esser-</text:span>Skala. This edition is licensed under the Creative Commons Attribution<text:span text:style-name="T83">-NonCommercial-ShareAlike</text:span> 4.0 International License. To view a copy of this license, visit http://creativecommons.org/licenses/by<text:span text:style-name="T84">-nc-sa</text:span>/4.0/. </text:p>
      <text:p text:style-name="P14"/>
      <text:p text:style-name="P16">Music engraving by LilyPond 2.18.0 (http://www.lilypond.org).<text:span text:style-name="T82"><text:line-break/>Front matter</text:span> typeset with EB Garamond (http://www.georgduffner.at/ebgaramond).</text:p>
      <text:p text:style-name="P17"/>
      <text:p text:style-name="P13">First <text:span text:style-name="T85">version</text:span>, <text:span text:style-name="T92">December</text:span> 201<text:span text:style-name="T85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3">of the </text:span><text:span text:style-name="T2">Missa Pastorella ex G</text:span><text:span text:style-name="T3"> </text:span>bases upon <text:span text:style-name="T87">a copy in the Fürst zu Hohenlohe-Bartensteinsches Archiv. The digital version of the manuscript is available at</text:span></text:p>
      <text:p text:style-name="P10"><text:tab/><text:span text:style-name="T93">http://www.landesarchiv-bw.de/plink/?f=3-217491-1 </text:span>(siglum<text:span text:style-name="T88"> Ba 120 Bü 238</text:span>)<text:span text:style-name="T93">.</text:span></text:p>
      <text:p text:style-name="P5"/>
      <text:p text:style-name="P2">In general, this edition closely follows the <text:span text:style-name="T89">manuscript</text:span>. Any changes <text:span text:style-name="T81">that were introduced </text:span>by the editor are indicated by italic type (dynamics and <text:span text:style-name="T4">directions</text:span>), parentheses<text:span text:style-name="T4"> (expressive marks), </text:span>dashes (slurs and ties)<text:span text:style-name="T94"> or crossed circles (grace notes). Accidentals are used according to modern conventions. Asterisks denote changes that are clarified in the detailed remarks below.</text:span></text:p>
      <text:p text:style-name="P19"/>
      <text:p text:style-name="P19"/>
      <text:p text:style-name="P20">k y r i e</text:p>
      <text:p text:style-name="P2"/>
      <text:p text:style-name="P8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4">Abbreviations: Ms, manuscript;<text:span text:style-name="T91"> </text:span>org, organ; <text:span text:style-name="T90">r, rest; </text:span>vl, violin<text:span text:style-name="T90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8"/>
      <text:p text:style-name="P8"/>
      <text:p text:style-name="P8"/>
      <text:p text:style-name="P20">g l o ri a</text:p>
      <text:p text:style-name="P3"/>
      <text:p text:style-name="P9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9"/>
      <text:p text:style-name="P9"/>
      <text:p text:style-name="P9"/>
      <text:p text:style-name="P21">c r e d o</text:p>
      <text:p text:style-name="P4"/>
      <text:p text:style-name="P26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11"><text:line-break/></text:span><text:span text:style-name="T9"><text:line-break/></text:span></text:p>
      <text:p text:style-name="P7"/>
      <text:p text:style-name="P7"/>
      <text:p text:style-name="P7"/>
      <text:p text:style-name="P7"/>
      <text:p text:style-name="P1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2"/>
      <text:p text:style-name="P12"/>
      <text:p text:style-name="P12"><text:span text:style-name="T5">Salzburg, </text:span><text:span text:style-name="T8">December</text:span><text:span text:style-name="T5"> 201</text:span><text:span text:style-name="T6">9</text:span><text:line-break/>Wolfgang <text:span text:style-name="T86">Esser-</text:span>Skala</text:p>
      <text:p text:style-name="P23"><text:line-break/>C O N T E N T S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8T13:24:29.788508794</dc:date>
    <dc:creator>Wolfgang Skala</dc:creator>
    <meta:editing-duration>P7DT10H43M47S</meta:editing-duration>
    <meta:editing-cycles>667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1203" meta:character-count="5622" meta:non-whitespace-character-count="4467"/>
  </office:meta>
</office:document-meta>
</file>